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61d6" officeooo:paragraph-rsid="001aa41b"/>
    </style:style>
    <style:style style:name="P2" style:family="paragraph" style:parent-style-name="Standard">
      <style:text-properties officeooo:rsid="001aa41b" officeooo:paragraph-rsid="001aa41b"/>
    </style:style>
    <style:style style:name="P3" style:family="paragraph" style:parent-style-name="Standard">
      <style:text-properties officeooo:rsid="001aa41b" officeooo:paragraph-rsid="001aa41b"/>
    </style:style>
    <style:style style:name="P4" style:family="paragraph" style:parent-style-name="Heading_20_3">
      <style:text-properties officeooo:rsid="001fa6dc"/>
    </style:style>
    <style:style style:name="T1" style:family="text">
      <style:text-properties officeooo:rsid="001aa41b"/>
    </style:style>
    <style:style style:name="T2" style:family="text">
      <style:text-properties officeooo:rsid="001b4231"/>
    </style:style>
    <style:style style:name="T3" style:family="text">
      <style:text-properties officeooo:rsid="001b9718"/>
    </style:style>
    <style:style style:name="T4" style:family="text">
      <style:text-properties officeooo:rsid="001cbd33"/>
    </style:style>
    <style:style style:name="T5" style:family="text">
      <style:text-properties officeooo:rsid="001d7c73"/>
    </style:style>
    <style:style style:name="T6" style:family="text">
      <style:text-properties officeooo:rsid="001f1992"/>
    </style:style>
    <style:style style:name="T7" style:family="text">
      <style:text-properties officeooo:rsid="001ffa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imulate, optimise, </text:span><text:span text:style-name="T3">cluster</text:span><text:span text:style-name="T1">: </text:span><text:span text:style-name="T5">the </text:span><text:span text:style-name="T6">algorithmic </text:span><text:span text:style-name="T7">organisation</text:span><text:span text:style-name="T6"> of pluri-dimensional patterns </text:span><text:span text:style-name="T7">from 1953 onwards</text:span></text:h>
      <text:h text:style-name="P4" text:outline-level="3">Adrian Mackenzie, Sociology, Lancaster, a.mackenzie@lancaster.ac.uk</text:h>
      <text:p text:style-name="P2"/>
      <text:p text:style-name="P1"><text:span text:style-name="T6">C</text:span><text:span text:style-name="T1">ontemporary </text:span><text:span text:style-name="T6">attempts to find </text:span><text:span text:style-name="T1">patterns in data, ranging from the now mundane technologies of hand-writing recognition through to mammoth infrastructure-heavy practices of deep learning conducted by major business and government actors, </text:span><text:span text:style-name="T6">rely on group of techniques intensively developed during the 1950-60s in physics, engineering and psychology</text:span><text:span text:style-name="T1">. <text:s text:c="2"/>Whether we designate them as pattern recognition, data mining, or machine learning, these techniques all seek to uncover patterns in data that cannot appear directly to the human eye, either because there are too many items for anyone to look at, or because the patterns are too subtly </text:span><text:span text:style-name="T6">woven through</text:span><text:span text:style-name="T1"> in the data. </text:span><text:span text:style-name="T4">From </text:span><text:span text:style-name="T7">the </text:span><text:span text:style-name="T4">plethora of techniques </text:span><text:span text:style-name="T7">in current use</text:span><text:span text:style-name="T4">, t</text:span><text:span text:style-name="T2">hree techniques developed in the Cold War era </text:span><text:span text:style-name="T6">iconify </text:span><text:span text:style-name="T2">contemporary </text:span><text:span text:style-name="T5">modes of </text:span><text:span text:style-name="T2">pattern finding: Monte Carlo simulation as a way of </text:span><text:span text:style-name="T3">sampling random events </text:span><text:span text:style-name="T6">was developed to calculate neutron fluxes in atomic fission</text:span><text:span text:style-name="T3">; gradient descent as a way of finding the solution to systems of </text:span><text:span text:style-name="T6">equations that cannot be solved analytically was applied to problems of optimisation in many engineering settings</text:span><text:span text:style-name="T3">; and finally clustering </text:span><text:span text:style-name="T6">algorithms that search for groups or clusters in data proliferated in psychological, social and field sciences</text:span><text:span text:style-name="T3">. </text:span><text:span text:style-name="T5">Each of these techniques implements a d</text:span><text:span text:style-name="T7">ifferent mode of </text:span><text:span text:style-name="T5">pattern, and these different </text:span><text:span text:style-name="T7">modes of pattern recognition </text:span><text:span text:style-name="T5">flow through </text:span><text:span text:style-name="T7">into</text:span><text:span text:style-name="T5"> </text:span><text:span text:style-name="T7">contemporary </text:span><text:span text:style-name="T5">scientific, technological, business and governmental </text:span><text:span text:style-name="T7">problematizations</text:span><text:span text:style-name="T5">. The different perspectives on </text:span><text:span text:style-name="T6">event</text:span><text:span text:style-name="T5">, </text:span><text:span text:style-name="T6">trajectory, </text:span><text:span text:style-name="T5">and </text:span><text:span text:style-name="T6">proximity </text:span><text:span text:style-name="T5">they embody </text:span><text:span text:style-name="T6">imbue many power relations, forms of value and the play of truth/falsehood today.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1-16T17:16:54</meta:creation-date>
    <dc:date>2014-02-21T11:45:43</dc:date>
    <dc:creator>adrian </dc:creator>
    <meta:editing-duration>PT3H35M21S</meta:editing-duration>
    <meta:editing-cycles>11</meta:editing-cycles>
    <meta:generator>LibreOffice/4.0.2.2$Linux_X86_64 LibreOffice_project/400m0$Build-2</meta:generator>
    <meta:document-statistic meta:table-count="0" meta:image-count="0" meta:object-count="0" meta:page-count="1" meta:paragraph-count="3" meta:word-count="254" meta:character-count="1782" meta:non-whitespace-character-count="1528"/>
  </office:meta>
</office:document-meta>
</file>